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בית הורים רחל ליצ'ק<text:tab/>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שבזי 5 בית דגן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27"/>9601191/2/3 <text:s text:c="111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מקום פתוח 24 שעות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5"/>בכניסה ראשית בצד דר'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לא קיים</text:span></text:p>
      <text:p text:style-name="P1"><text:span text:style-name="T1">מיקום ברזי כיבוי עיקריים "3</text:span><text:span text:style-name="T4"> בחצר הבניין סמוך למד מים ומעבר לכביש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אבי ליצ'ק</text:p>
          </table:table-cell>
          <table:table-cell table:style-name="Table2.A1" office:value-type="string">
            <text:p text:style-name="P14">בעלים ומנכ"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-2263263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יואל ליצ'ק</text:p>
          </table:table-cell>
          <table:table-cell table:style-name="Table2.A1" office:value-type="string">
            <text:p text:style-name="P14">בעלים ו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-2263262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דניאל דיגמי</text:p>
          </table:table-cell>
          <table:table-cell table:style-name="Table2.A1" office:value-type="string">
            <text:p text:style-name="P14">אם בי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8880818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14">יוסף ליצ'ק</text:p>
          </table:table-cell>
          <table:table-cell table:style-name="Table2.A1" office:value-type="string">
            <text:p text:style-name="P14">בעלים ומנכ"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-2263264</text:p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חניון מרתף, לוח חשמל ראשי נמצא בחניון הבניין. מחסנים במרתף. צובר גפ"מ בחצר לשימוש </text:p>
          </table:table-cell>
        </table:table-row>
        <table:table-row table:style-name="Table3.1">
          <table:table-cell table:style-name="Table3.A1" office:value-type="string">
            <text:p text:style-name="P14">מטבח בקרקע ולמייבש כביסה בחד כביסה הנמצא במבנה בודד בצד הדר' של המבנה, כולל</text:p>
          </table:table-cell>
        </table:table-row>
        <table:table-row table:style-name="Table3.1">
          <table:table-cell table:style-name="Table3.A1" office:value-type="string">
            <text:p text:style-name="P14">לחדר דודים על הגג.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המבנה מהווה דיור מוגן לדיירים סיעודים קשישים כ 80 <text:s/>דיירים. לוח חשמל ראשי (בנוסף למתג </text:p>
          </table:table-cell>
        </table:table-row>
        <table:table-row table:style-name="Table5.1">
          <table:table-cell table:style-name="Table5.A1" office:value-type="string">
            <text:p text:style-name="P14">חרום) נמצא במרתף 1- בצד המז. בכל המבנה קיימת מע' מתזים וגלאים . ברז ניתוק גפ"מ </text:p>
          </table:table-cell>
        </table:table-row>
        <table:table-row table:style-name="Table5.1">
          <table:table-cell table:style-name="Table5.A1" office:value-type="string">
            <text:p text:style-name="P14">ראשי נמצא בסככה חיצונית מאחורי דלת פח. מגוף ראשי למע' הספרינלרים נמצא בחזית המבנה</text:p>
          </table:table-cell>
        </table:table-row>
        <table:table-row table:style-name="Table5.1">
          <table:table-cell table:style-name="Table5.A1" office:value-type="string">
            <text:p text:style-name="P14">משמאל ( בצד מז' של המתחם). ברז הסנקה למתזים בחזית הבניין על הגדר. רכזת ראשית נמצאת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בקרקע חדר אחות בקיר מז'. ברז קומתי למתזים נמצא סמוך למעלית ולחדר מדרגות ראי במפלס</text:span>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4T11:33:00</meta:creation-date>
    <dc:creator>מיכאל נפתלייב</dc:creator>
    <dc:date>2013-08-14T11:33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61" meta:word-count="280" meta:character-count="1956"/>
    <meta:generator>OpenOffice/4.0.1$Win32 OpenOffice.org_project/401m5$Build-9714</meta:generator>
  </office:meta>
</office:document-meta>
</file>